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oanok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460">
            <text:p>460</text:p>
          </table:table-cell>
          <table:table-cell table:style-name="ce22" office:value-type="float" office:value="32">
            <text:p>3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9">
            <text:p>29</text:p>
          </table:table-cell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48">
            <text:p>248</text:p>
          </table:table-cell>
          <table:table-cell table:style-name="ce23" office:value-type="float" office:value="21">
            <text:p>2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8">
            <text:p>2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78">
            <text:p>278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87">
            <text:p>1,287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73">
            <text:p>7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40">
            <text:p>14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/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31">
            <text:p>3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255">
            <text:p>1255</text:p>
          </table:table-cell>
          <table:table-cell table:style-name="ce22" office:value-type="float" office:value="53">
            <text:p>53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542">
            <text:p>2542</text:p>
          </table:table-cell>
          <table:table-cell table:style-name="ce22" office:value-type="float" office:value="138">
            <text:p>138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